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Lucida Sans Unicode', 'Microsoft Sans Serif', 'Segoe UI Symbol', STIXGeneral, 'Cambria Math', 'Arial Unicode MS', sans-serif"/>
    <style:font-face style:name="CMBX10" svg:font-family="CMBX10"/>
    <style:font-face style:name="CMBX12" svg:font-family="CMBX12"/>
    <style:font-face style:name="CMR10" svg:font-family="CMR10"/>
    <style:font-face style:name="CMTI10" svg:font-family="CMTI10"/>
    <style:font-face style:name="Liberation" svg:font-family="Liberation"/>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style>
    <style:style style:name="P2" style:family="paragraph" style:parent-style-name="UBUcuerpoTrabajo">
      <style:paragraph-properties fo:margin-left="0cm" fo:margin-right="0cm" fo:text-align="justify" style:justify-single-word="false" fo:text-indent="0cm" style:auto-text-indent="false"/>
    </style:style>
    <style:style style:name="P3" style:family="paragraph" style:parent-style-name="UBUcuerpoTrabajo">
      <style:paragraph-properties fo:margin-left="0cm" fo:margin-right="0cm" fo:text-indent="0cm" style:auto-text-indent="false" fo:break-before="page"/>
    </style:style>
    <style:style style:name="P4" style:family="paragraph" style:parent-style-name="Standard">
      <style:paragraph-properties fo:margin-top="0.4cm" fo:margin-bottom="0.199cm"/>
    </style:style>
    <style:style style:name="P5" style:family="paragraph" style:parent-style-name="Standard">
      <style:paragraph-properties fo:text-align="start" style:justify-single-word="false" style:text-autospace="none"/>
      <style:text-properties fo:color="#ff420e" style:font-name="CMR10" fo:font-size="11pt" style:font-name-asian="CMR10" style:font-size-asian="11pt" style:font-name-complex="CMR10" style:font-size-complex="11pt"/>
    </style:style>
    <style:style style:name="P6" style:family="paragraph" style:parent-style-name="Standard">
      <style:paragraph-properties fo:text-align="start" style:justify-single-word="false" style:text-autospace="none"/>
      <style:text-properties fo:color="#ff420e" style:font-name="CMBX12" fo:font-size="14.5pt" style:font-name-asian="CMBX12" style:font-size-asian="14.5pt" style:font-name-complex="CMBX12" style:font-size-complex="14.5pt"/>
    </style:style>
    <style:style style:name="P7" style:family="paragraph" style:parent-style-name="Standard" style:master-page-name="Standard">
      <style:paragraph-properties fo:margin-top="0.4cm" fo:margin-bottom="0.199cm" style:page-number="auto" fo:break-before="auto" fo:break-after="auto"/>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list-style-name="L1"/>
    <style:style style:name="P9" style:family="paragraph" style:parent-style-name="Standard" style:list-style-name="L1">
      <style:text-properties style:font-name="Liberation" fo:font-size="11pt" style:font-name-asian="CMR10" style:font-size-asian="11pt" style:font-name-complex="CMR10" style:font-size-complex="11pt"/>
    </style:style>
    <style:style style:name="P10" style:family="paragraph" style:parent-style-name="Standard" style:list-style-name="L1">
      <style:paragraph-properties fo:text-align="start" style:justify-single-word="false" style:text-autospace="none"/>
      <style:text-properties style:font-name="Calibri" fo:font-size="13pt" style:font-name-asian="CMBX10" style:font-size-asian="13pt" style:font-name-complex="CMBX10" style:font-size-complex="13pt"/>
    </style:style>
    <style:style style:name="P11" style:family="paragraph" style:parent-style-name="Standard" style:list-style-name="L1">
      <style:paragraph-properties fo:text-align="start" style:justify-single-word="false" style:text-autospace="none"/>
      <style:text-properties style:font-name="Calibri" fo:font-size="13pt" style:font-name-asian="CMR10" style:font-size-asian="13pt" style:font-name-complex="CMR10" style:font-size-complex="13pt"/>
    </style:style>
    <style:style style:name="P12" style:family="paragraph" style:parent-style-name="Standard" style:list-style-name="L1">
      <style:paragraph-properties fo:text-align="start" style:justify-single-word="false" style:text-autospace="none"/>
      <style:text-properties style:font-name="Calibri" fo:font-size="13pt" style:font-size-asian="13pt" style:font-size-complex="13pt"/>
    </style:style>
    <style:style style:name="P13" style:family="paragraph" style:parent-style-name="Standard" style:list-style-name="L2">
      <style:paragraph-properties fo:text-align="start" style:justify-single-word="false" style:text-autospace="none"/>
      <style:text-properties fo:color="#ff420e" style:font-name="CMR10" fo:font-size="10pt" style:font-name-asian="CMR10" style:font-size-asian="10pt" style:font-name-complex="CMR10" style:font-size-complex="10pt"/>
    </style:style>
    <style:style style:name="P14" style:family="paragraph" style:parent-style-name="Standard" style:list-style-name="L2">
      <style:paragraph-properties fo:text-align="start" style:justify-single-word="false" style:text-autospace="none"/>
      <style:text-properties fo:color="#ff420e" style:font-name="CMR10" fo:font-size="10pt" style:font-size-asian="10pt" style:font-size-complex="10pt"/>
    </style:style>
    <style:style style:name="P15" style:family="paragraph" style:parent-style-name="Standard" style:list-style-name="L3">
      <style:paragraph-properties fo:text-align="start" style:justify-single-word="false" style:text-autospace="none"/>
      <style:text-properties fo:color="#ff420e" style:font-name="CMR10" fo:font-size="11pt" style:font-name-asian="CMR10" style:font-size-asian="11pt" style:font-name-complex="CMR10" style:font-size-complex="11pt"/>
    </style:style>
    <style:style style:name="P16" style:family="paragraph" style:parent-style-name="Standard" style:list-style-name="L3">
      <style:paragraph-properties fo:text-align="start" style:justify-single-word="false" style:text-autospace="none"/>
      <style:text-properties fo:color="#ff420e" style:font-name="CMBX12" fo:font-size="10pt" style:font-name-asian="CMBX12" style:font-size-asian="10pt" style:font-name-complex="CMBX12" style:font-size-complex="10pt"/>
    </style:style>
    <style:style style:name="P17" style:family="paragraph" style:parent-style-name="Standard" style:list-style-name="L4">
      <style:paragraph-properties fo:text-align="start" style:justify-single-word="false" style:text-autospace="none"/>
      <style:text-properties fo:color="#ff420e" style:font-name="CMBX12" fo:font-size="10pt" style:font-name-asian="CMBX12" style:font-size-asian="10pt" style:font-name-complex="CMBX12" style:font-size-complex="10pt"/>
    </style:style>
    <style:style style:name="P18" style:family="paragraph" style:parent-style-name="Standard" style:list-style-name="L4">
      <style:paragraph-properties style:text-autospace="none"/>
      <style:text-properties fo:color="#ff420e" style:font-name="CMBX12" fo:font-size="10pt" style:font-size-asian="10pt" style:font-size-complex="10pt"/>
    </style:style>
    <style:style style:name="P19" style:family="paragraph" style:parent-style-name="Standard" style:list-style-name="L1">
      <style:paragraph-properties fo:text-align="start" style:justify-single-word="false" style:text-autospace="none"/>
    </style:style>
    <style:style style:name="P20" style:family="paragraph" style:parent-style-name="Standard" style:list-style-name="L1">
      <style:paragraph-properties fo:text-align="start" style:justify-single-word="false" fo:break-before="page" style:text-autospace="none"/>
      <style:text-properties fo:color="#ff420e" style:font-name="CMR10" fo:font-size="11pt" style:font-name-asian="CMR10" style:font-size-asian="11pt" style:font-name-complex="CMR10" style:font-size-complex="11pt"/>
    </style:style>
    <style:style style:name="P21" style:family="paragraph" style:parent-style-name="Heading_20_1">
      <style:paragraph-properties fo:break-before="page"/>
    </style:style>
    <style:style style:name="P22" style:family="paragraph">
      <style:paragraph-properties fo:margin-left="0cm" fo:margin-right="0cm" fo:margin-top="0cm" fo:margin-bottom="0cm" fo:line-height="100%" fo:text-align="center" fo:text-indent="0cm"/>
      <style:text-properties fo:color="#c0c0c0" style:text-outline="false" style:text-line-through-styl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style>
    <style:style style:name="T1" style:family="text">
      <style:text-properties fo:font-style="normal" style:font-style-asian="normal" style:font-style-complex="normal"/>
    </style:style>
    <style:style style:name="T2" style:family="text">
      <style:text-properties style:font-name="Liberation Sans" fo:font-size="14pt" fo:font-weight="bold" style:font-style-asian="normal" style:font-weight-asian="bold" style:font-size-complex="14pt"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style:font-name-asian="CMBX10" style:font-weight-asian="bold" style:font-name-complex="CMBX10" style:font-weight-complex="bold"/>
    </style:style>
    <style:style style:name="T5" style:family="text">
      <style:text-properties fo:color="#ff0000" fo:font-style="normal" fo:font-weight="bold" style:font-style-asian="normal" style:font-weight-asian="bold" style:font-style-complex="normal"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color="#000000" fo:font-style="normal" fo:font-weight="bold" style:font-style-asian="normal" style:font-weight-asian="bold" style:font-style-complex="normal" style:font-weight-complex="bold"/>
    </style:style>
    <style:style style:name="T8" style:family="text">
      <style:text-properties fo:color="#000000" style:font-name="Calibri" fo:font-size="13pt" fo:font-style="normal" fo:font-weight="bold" style:font-name-asian="CMBX10" style:font-size-asian="13pt" style:font-style-asian="normal" style:font-weight-asian="bold" style:font-name-complex="CMBX10" style:font-size-complex="13pt" style:font-style-complex="normal" style:font-weight-complex="bold"/>
    </style:style>
    <style:style style:name="T9" style:family="text">
      <style:text-properties fo:color="#000000" style:font-name="Calibri" fo:font-size="13pt" fo:font-style="normal" fo:font-weight="normal" style:font-name-asian="CMBX10" style:font-size-asian="13pt" style:font-style-asian="normal" style:font-weight-asian="normal" style:font-name-complex="CMBX10" style:font-size-complex="13pt" style:font-style-complex="normal" style:font-weight-complex="normal"/>
    </style:style>
    <style:style style:name="T10" style:family="text">
      <style:text-properties fo:color="#000000" style:font-name="Calibri" fo:font-size="13pt" fo:font-style="normal" fo:font-weight="normal" style:font-name-asian="CMR10" style:font-size-asian="13pt" style:font-style-asian="normal" style:font-weight-asian="normal" style:font-name-complex="CMR10" style:font-size-complex="13pt" style:font-style-complex="normal" style:font-weight-complex="normal"/>
    </style:style>
    <style:style style:name="T11" style:family="text">
      <style:text-properties fo:color="#000000" style:font-name="Calibri" fo:font-size="13pt" style:font-name-asian="CMBX10" style:font-size-asian="13pt" style:font-name-complex="CMBX10" style:font-size-complex="13pt"/>
    </style:style>
    <style:style style:name="T12" style:family="text">
      <style:text-properties fo:color="#000000" style:font-name="Calibri" fo:font-size="11pt" style:font-name-asian="CMBX10" style:font-size-asian="11pt" style:font-name-complex="CMBX10" style:font-size-complex="11pt"/>
    </style:style>
    <style:style style:name="T13" style:family="text">
      <style:text-properties fo:color="#000000" style:font-name="Calibri" fo:font-size="12pt" style:font-name-asian="CMBX10" style:font-size-asian="12pt" style:font-name-complex="CMBX10" style:font-size-complex="12pt"/>
    </style:style>
    <style:style style:name="T14" style:family="text">
      <style:text-properties style:font-name="CMBX10" fo:font-size="11pt" style:font-name-asian="CMBX10" style:font-size-asian="11pt" style:font-name-complex="CMBX10" style:font-size-complex="11pt"/>
    </style:style>
    <style:style style:name="T15" style:family="text">
      <style:text-properties fo:font-size="11pt" style:font-size-asian="11pt" style:font-size-complex="11pt"/>
    </style:style>
    <style:style style:name="T16" style:family="text">
      <style:text-properties fo:font-size="11pt" style:font-name-asian="CMR10" style:font-size-asian="11pt" style:font-name-complex="CMR10" style:font-size-complex="11pt"/>
    </style:style>
    <style:style style:name="T17" style:family="text">
      <style:text-properties style:font-name="CMR10" fo:font-size="11pt" style:font-name-asian="CMR10" style:font-size-asian="11pt" style:font-name-complex="CMR10" style:font-size-complex="11pt"/>
    </style:style>
    <style:style style:name="T18" style:family="text">
      <style:text-properties style:font-name="Calibri" fo:font-size="14pt" fo:font-weight="bold" style:font-name-asian="CMBX10" style:font-size-asian="14pt" style:font-weight-asian="bold" style:font-name-complex="CMBX10" style:font-size-complex="14pt" style:font-weight-complex="bold"/>
    </style:style>
    <style:style style:name="T19" style:family="text">
      <style:text-properties style:font-name="Calibri" fo:font-size="13pt" style:font-name-asian="CMR10" style:font-size-asian="13pt" style:font-name-complex="CMR10" style:font-size-complex="13pt"/>
    </style:style>
    <style:style style:name="T20" style:family="text">
      <style:text-properties style:font-name="Calibri" fo:font-size="13pt" fo:font-weight="bold" style:font-name-asian="CMBX10" style:font-size-asian="13pt" style:font-weight-asian="bold" style:font-name-complex="CMBX10" style:font-size-complex="13pt" style:font-weight-complex="bold"/>
    </style:style>
    <style:style style:name="T21" style:family="text">
      <style:text-properties style:font-name="Calibri" fo:font-size="13pt" style:font-name-asian="CMBX10" style:font-size-asian="13pt" style:font-name-complex="CMBX10" style:font-size-complex="13pt"/>
    </style:style>
    <style:style style:name="T22" style:family="text">
      <style:text-properties style:font-name-asian="CMR10" style:font-name-complex="CMR10"/>
    </style:style>
    <style:style style:name="T23" style:family="text">
      <style:text-properties style:font-name-asian="CMBX10" style:font-name-complex="CMBX10"/>
    </style:style>
    <style:style style:name="T24" style:family="text">
      <style:text-properties fo:color="#ff420e" style:font-name-asian="CMR10" style:font-name-complex="CMR10"/>
    </style:style>
    <style:style style:name="T25" style:family="text">
      <style:text-properties style:font-name="CMTI10" fo:font-size="11pt" style:font-name-asian="CMTI10" style:font-size-asian="11pt" style:font-name-complex="CMTI10" style:font-size-complex="11pt"/>
    </style:style>
    <style:style style:name="T26" style:family="text">
      <style:text-properties fo:font-variant="normal" fo:text-transform="none" fo:color="#505050" style:font-name="Arial" fo:font-size="17.25pt" fo:letter-spacing="normal" fo:font-style="normal" fo:font-weight="normal" style:font-name-asian="CMBX10" style:font-name-complex="CMBX10"/>
    </style:style>
    <style:style style:name="T27" style:family="text">
      <style:text-properties fo:font-variant="normal" fo:text-transform="none" fo:color="#505050" style:font-name="Calibri" fo:font-size="17.25pt" fo:letter-spacing="normal" fo:font-style="normal" fo:font-weight="normal" style:font-name-asian="CMBX10" style:font-name-complex="CMBX10"/>
    </style:style>
    <style:style style:name="T28" style:family="text">
      <style:text-properties fo:font-variant="normal" fo:text-transform="none" fo:color="#000000" style:font-name="Calibri" fo:font-size="17.25pt" fo:letter-spacing="normal" fo:font-style="normal" fo:font-weight="normal" style:font-name-asian="CMBX10" style:font-name-complex="CMBX10"/>
    </style:style>
    <style:style style:name="T29" style:family="text">
      <style:text-properties fo:font-variant="normal" fo:text-transform="none" fo:color="#000000" style:font-name="Calibri" fo:font-size="11pt" fo:letter-spacing="normal" fo:font-style="normal" fo:font-weight="normal" style:font-name-asian="CMBX10" style:font-size-asian="11pt" style:font-name-complex="CMBX10" style:font-size-complex="11pt"/>
    </style:style>
    <style:style style:name="T30" style:family="text">
      <style:text-properties fo:font-variant="normal" fo:text-transform="none" fo:color="#000000" style:font-name="Calibri" fo:font-size="12pt" fo:letter-spacing="normal" fo:font-style="normal" fo:font-weight="normal" style:font-name-asian="CMBX10" style:font-size-asian="12pt" style:font-name-complex="CMBX10" style:font-size-complex="12pt"/>
    </style:style>
    <style:style style:name="T31" style:family="text">
      <style:text-properties style:font-name="Calibri" fo:font-size="13pt" style:font-name-asian="CMBX10" style:font-size-asian="13pt" style:font-name-complex="CMBX10" style:font-size-complex="13pt"/>
    </style:style>
    <style:style style:name="T32" style:family="text">
      <style:text-properties fo:color="#c0c0c0" style:text-outline="false" style:text-line-through-styl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umen</text:p>
      <text:p text:style-name="UBUcuerpoTrabajo">En la actualidad me encuentro trabajando en la fábrica Gambastar S.L., es ahí donde descubrí el proceso que sufre el langostino desde su llegada a Burgos hasta su distribución a grandes superficies. El problema de la melanosis(oxidación de la materia prima) es un problema habitual, que precisa de personal en la cinta de transporte para localizar los langostinos <text:s/>afectados, este proceso implica la contratación de personal exclusivamente para la tarea además de la tasa de error probable debido a causas humanas como el cansancio.</text:p>
      <text:p text:style-name="UBUcuerpoTrabajo"/>
      <text:p text:style-name="UBUcuerpoTrabajo">En PrawnView se tratará de poner solución a este problema mediante la inteligencia artificial,con la ayuda de una cámara y con las condiciones de luz y ruido controladas, detectar en la cintra de transporte los individuos que llegan con melanosis, alertando al trabajador oportuno que en ese tramo esta llegando producto en mal estado.</text:p>
      <text:p text:style-name="P4"><text:span text:style-name="inglés"><text:span text:style-name="T2">Abstract</text:span></text:span></text:p>
      <text:p text:style-name="Abstract"><text:span text:style-name="inglés">{A </text:span><text:span text:style-name="inglés"><text:span text:style-name="T3">brief</text:span></text:span><text:span text:style-name="inglés"> presentation of the topic addressed in the project.}</text:span><text:span text:style-name="inglés"><text:note text:id="ftn1" text:note-class="footnote"><text:note-citation>1</text:note-citation><text:note-body><text:p text:style-name="Footnote">Estilo de párrafo «Abstract» Cursiva + diccionario inglés + todo el estilo «UBUcuerpoTrabajo»<text:line-break/>Estilo de carácter «inglés» Cursiva + diccionario inglés</text:p></text:note-body></text:note></text:span></text:p>
      <text:h text:style-name="P21" text:outline-level="1"><text:span text:style-name="inglés">Introducción</text:span><text:span text:style-name="inglés"><text:note text:id="ftn2" text:note-class="footnote"><text:note-citation>2</text:note-citation><text:note-body><text:p text:style-name="Footnote">Estilo de párrafo «Encabezado 1» numerado en romano, alineado a la izquierda, sangría 0'75, 1º línea -0'25; espacio antes del párrafo 0'8, después del párrafo 0'2cm; fuente sans serif 16 puntos negrita y versalitas (no escribáis en mayúsculas el estilo se encarga de ello)</text:p></text:note-body></text:note></text:span></text:h>
      <text:p text:style-name="UBUcuerpoTrabajo"><text:span text:style-name="inglés"><text:span text:style-name="T1">En la actualidad, Burgos es la ciudad por la que pasan más langostinos de toda Europa, desde Gambastar se distribuyen gambas y langostinos por toda Europa. Los langostinos llegan desde las zonas más lejanas, asia, africa, sudamerica, europa,,,.Eston langostinos pueden ser de origen salvaje o de acuicultura.</text:span></text:span></text:p>
      <text:p text:style-name="UBUcuerpoTrabajo"><text:span text:style-name="inglés"><text:span text:style-name="T1"/></text:span></text:p>
      <text:p text:style-name="UBUcuerpoTrabajo"><text:span text:style-name="inglés"><text:span text:style-name="T1">En el momento en que el crustaceo es sacado del agua, comienza una reaccion enzimática, similar a la que se produce cuando cortamos una manzana. Se trata de una reacción compleja, que oscurece ciertas partes del crustaceo, extendiendose progresivamente. Este fenomeno y sus consecuentes manchas en el producto, producen un rechazo en el consumidor, por lo que todos los individuos que sufran de melanosis deben ser apartados de la cadena de empaquetado y/o producción.</text:span></text:span></text:p>
      <text:p text:style-name="UBUcuerpoTrabajo"><text:span text:style-name="inglés"><text:span text:style-name="T1"/></text:span></text:p>
      <text:p text:style-name="UBUcuerpoTrabajo"><text:span text:style-name="inglés"><text:span text:style-name="T1">En el proceso de selección, se desecha un porcentaje</text:span></text:span><text:span text:style-name="inglés"><text:span text:style-name="T5"> </text:span></text:span><text:span text:style-name="inglés"><text:span text:style-name="T6">de materia prima. Los langostinos llegan en bloques congelados, los cuales deben ser separados e inspeccionados por el personal de la fabrica.</text:span></text:span></text:p>
      <text:p text:style-name="P2"><text:span text:style-name="inglés"><text:span text:style-name="T6">Una vez separados, dependiendo de lo que se requiera, se cuecen o se dejan crudos, el siguiente paso esta en trasladarlos por las diferentes cintas a sus respectivos envases.</text:span></text:span></text:p>
      <text:p text:style-name="P1"><text:span text:style-name="inglés"><text:span text:style-name="T6"/></text:span></text:p>
      <text:p text:style-name="P1"><text:span text:style-name="inglés"><text:span text:style-name="T6">Existe varios tipos de defectos en el producto que hace que este sea retirado;cabezas rojas,cabezas naranjas,cabezas rojas, cabezas negras, cabezas verdes, comida en la cabeza, hepatopancreas reventado, melanosis, mudados, mordidos, necrosis, perdida de frío, picados y quebrados. Siendo en su inmensa mayoría los afectados por melanosis los que más se aparecen a la hora de desechar producto por defectos.</text:span></text:span></text:p>
      <text:p text:style-name="P1"><text:span text:style-name="inglés"><text:span text:style-name="T6"/></text:span></text:p>
      <text:p text:style-name="P1"><text:span text:style-name="inglés"><text:span text:style-name="T6"><text:s text:c="4"/>En estos momentos , para la detección de los individuos con melanosis es necesario contar con personal para que realice la inspeccion de forma visual, de manera que segun van llegando los langostinos, vayan retirando el producto defectuoso.</text:span></text:span></text:p>
      <text:p text:style-name="P1"><text:span text:style-name="inglés"><text:span text:style-name="T6"/></text:span></text:p>
      <text:p text:style-name="P1"><text:span text:style-name="inglés"><text:span text:style-name="T6">La implicacion de una o varias personas para la revisión continua de los langostinos, implica varias cosas, el sobrecoste para la empresa y la posible tasa de error que se pueda cometer. El número de personas imlicadas en esta tarea es proporcional al número de pedidos que lleguen a la fabrica, si existen varias líneas en uso, deberemos tener a tantas personas por línea, para que el producto final no tenga piezas con mlanosis.</text:span></text:span></text:p>
      <text:p text:style-name="P1"><text:span text:style-name="inglés"><text:span text:style-name="T6"/></text:span></text:p>
      <text:p text:style-name="P1"><text:span text:style-name="inglés"><text:span text:style-name="T6">Con la solución propuesta en este trabajo, se implantaria una cámara en cada cinta, por la cual, en un entorno de luz y ruido controlado, observara el paso de los langostino,y ante la aparicion de manchas de melanosis en alguna de las piezas, emitirá una señal, la cual indicara a los operarios que en ese tramo de cinta ha pasado algun individuo con melanosis. </text:span></text:span></text:p>
      <text:p text:style-name="P1"><text:span text:style-name="inglés"><text:span text:style-name="T6"/></text:span></text:p>
      <text:p text:style-name="P1"><text:span text:style-name="inglés"><text:span text:style-name="T6">Esta solucion, evitaria la necesidad de contar con un porcentaje elevado de personal, necesitando unicamente un operario para acudir a la señal de la linea que tenga individuos afectados por melanosis</text:span></text:span></text:p>
      <text:p text:style-name="P1"><text:span text:style-name="inglés"><text:span text:style-name="T6"/></text:span></text:p>
      <text:p text:style-name="P3"><text:span text:style-name="inglés"><text:span text:style-name="T7">Estructura de la memoria</text:span></text:span></text:p>
      <text:p text:style-name="P1"><text:span text:style-name="inglés"><text:span text:style-name="T6"/></text:span></text:p>
      <text:list xml:id="list4734225725879462406" text:style-name="L1">
        <text:list-item>
          <text:p text:style-name="P8"><text:span text:style-name="inglés"><text:span text:style-name="T8">Introduccion:</text:span></text:span><text:span text:style-name="inglés"><text:span text:style-name="T9"> </text:span></text:span><text:span text:style-name="inglés"><text:span text:style-name="T10">breve descripcion del problema a resolver y la solución </text:span></text:span><text:span text:style-name="T19">propuesta. Estructura de la memoria y listado de materiales adjuntos.</text:span></text:p>
          <text:p text:style-name="P9"/>
        </text:list-item>
        <text:list-item>
          <text:p text:style-name="P10"><text:span text:style-name="T3">Objetivos del proyecto:</text:span> <text:span text:style-name="T22">explicación de forma precisa y concisa sobre cuales son los objetivos que se persiguen con la realización del proyecto.</text:span></text:p>
          <text:p text:style-name="P11"/>
        </text:list-item>
        <text:list-item>
          <text:p text:style-name="P10"><text:span text:style-name="T3">Conceptos teóricos:</text:span> <text:span text:style-name="T22"><text:s/>Sintetización de conceptos teóricos de una determinada materia o de un determinado dominio de conocimiento necesarios para la comprensión del proyecto.</text:span></text:p>
          <text:p text:style-name="P11"/>
        </text:list-item>
        <text:list-item>
          <text:p text:style-name="P10"><text:span text:style-name="T3">Técnicas y herramientas:</text:span> presentación de <text:span text:style-name="T22">las técnicas metodológicas y las herramientas de desarrollo que se han utilizado para llevar a cabo el proyecto</text:span></text:p>
          <text:p text:style-name="P11"/>
        </text:list-item>
        <text:list-item>
          <text:p text:style-name="P10"><text:span text:style-name="T3">Aspectos relevantes del desarrollo:</text:span> <text:span text:style-name="T22"><text:s/>aspectos más interesantes del desarrollo del proyecto, comentados por los autores del mismo</text:span></text:p>
          <text:p text:style-name="P11"/>
        </text:list-item>
        <text:list-item>
          <text:p text:style-name="P19"><text:span text:style-name="T20">Trabajos relacionados:</text:span><text:span text:style-name="T21"> Trabajo</text:span><text:span text:style-name="T13"> <text:s/>de s</text:span><text:span text:style-name="T30">egmentación de imágenes basada en el reconocimiento de pares de camarones cocidos con un algoritmo de poda mejorado para la medición de la calidad</text:span></text:p>
          <text:p text:style-name="P11"/>
        </text:list-item>
        <text:list-item>
          <text:p text:style-name="P12"><text:span text:style-name="T4">Conclusiones y lineas de trabajo futuras:</text:span><text:span text:style-name="T23"> </text:span><text:span text:style-name="T22">Conclusiones finales e impresiones tras la finalización del proyecto, dificultades, aportaciones profesionales, mejoras futuras.</text:span></text:p>
          <text:p text:style-name="P20">Junto a la memoria se proporcionan los siguientes anexos:</text:p>
        </text:list-item>
      </text:list>
      <text:list xml:id="list3202966747196024084" text:style-name="L2">
        <text:list-item>
          <text:p text:style-name="P13"><text:span text:style-name="T18">Plan del proyecto software</text:span><text:span text:style-name="T14">: </text:span><text:span text:style-name="T15">planicacion temporal y estudio de viabilidad del proyecto.</text:span></text:p>
        </text:list-item>
        <text:list-item>
          <text:p text:style-name="P13"><text:span text:style-name="T18">Especicacion de requisitos del software:</text:span><text:span text:style-name="T14"> </text:span><text:span text:style-name="T15">se describe la fase de analisis; los objetivos generales, el catalogo de requisitos del sistema y la especicacion de requisitos funcionales y no funcionales.</text:span></text:p>
        </text:list-item>
        <text:list-item>
          <text:p text:style-name="P13"><text:span text:style-name="T18">Especicacion de diseño: </text:span><text:span text:style-name="T15">se describe la fase de diseño; el ambito del software, el diseño de datos, el diseño procedimental y el diseño arquitectonico.</text:span></text:p>
        </text:list-item>
        <text:list-item>
          <text:p text:style-name="P13"><text:span text:style-name="T18">Manual del programador:</text:span><text:span text:style-name="T14"> </text:span><text:span text:style-name="T15">recoge los aspectos mas relevantes relacionados con el codigo fuente (estructura, compilacion, instalacion, ejecucion, pruebas, etc.).</text:span></text:p>
        </text:list-item>
        <text:list-item>
          <text:p text:style-name="P14"><text:span text:style-name="T18">Manual de usuario:</text:span><text:span text:style-name="T14"> </text:span><text:span text:style-name="T16">gua de usuario para el correcto manejo de la aplicacion.</text:span></text:p>
        </text:list-item>
      </text:list>
      <text:p text:style-name="P5"/>
      <text:p text:style-name="P5"/>
      <text:p text:style-name="P6">1.2. Materiales adjuntos</text:p>
      <text:p text:style-name="P5">Los materiales que se adjuntan con la memoria son:</text:p>
      <text:list xml:id="list4559543308101747063" text:style-name="L3">
        <text:list-item>
          <text:p text:style-name="P15">Aplicacion para Android GoBees.</text:p>
        </text:list-item>
        <text:list-item>
          <text:p text:style-name="P15">Aplicacion Java para el desarrollo del algoritmo.</text:p>
        </text:list-item>
        <text:list-item>
          <text:p text:style-name="P15">Aplicacion Java para el etiquetado de fotogramas.</text:p>
        </text:list-item>
        <text:list-item>
          <text:p text:style-name="P15">JavaDoc.</text:p>
        </text:list-item>
        <text:list-item>
          <text:p text:style-name="P16"><text:span text:style-name="T25">Dataset </text:span><text:span text:style-name="T17">de vdeos de prueba.</text:span></text:p>
        </text:list-item>
      </text:list>
      <text:p text:style-name="P5">Ademas, los siguientes recursos estan accesibles a traves de internet:</text:p>
      <text:list xml:id="list1297908971666854579" text:style-name="L4">
        <text:list-item>
          <text:p text:style-name="P17"><text:span text:style-name="T17">Pagina web del proyecto [</text:span><text:span text:style-name="T17">23</text:span><text:span text:style-name="T17">].</text:span></text:p>
        </text:list-item>
        <text:list-item>
          <text:p text:style-name="P17"><text:span text:style-name="T17">GoBees en Google Play [</text:span><text:span text:style-name="T17">20</text:span><text:span text:style-name="T17">].</text:span></text:p>
        </text:list-item>
        <text:list-item>
          <text:p text:style-name="P17"><text:span text:style-name="T17">Repositorio del proyecto [</text:span><text:span text:style-name="T17">22</text:span><text:span text:style-name="T17">].</text:span></text:p>
        </text:list-item>
        <text:list-item>
          <text:p text:style-name="P18"><text:span text:style-name="T17">Repositorio de las herramientas desarrolladas para el proyecto [</text:span><text:span text:style-name="T17">21</text:span><text:span text:style-name="T1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Lucida Sans Unicode', 'Microsoft Sans Serif', 'Segoe UI Symbol', STIXGeneral, 'Cambria Math', 'Arial Unicode MS', sans-serif"/>
    <style:font-face style:name="CMBX10" svg:font-family="CMBX10"/>
    <style:font-face style:name="CMBX12" svg:font-family="CMBX12"/>
    <style:font-face style:name="CMR10" svg:font-family="CMR10"/>
    <style:font-face style:name="CMTI10" svg:font-family="CMTI10"/>
    <style:font-face style:name="Liberation" svg:font-family="Liberation"/>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paragraph-properties fo:margin-left="0cm" fo:margin-right="0cm" fo:margin-top="0cm" fo:margin-bottom="0cm"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agraph-properties fo:margin-left="0cm" fo:margin-right="0cm" fo:margin-top="0cm" fo:margin-bottom="0cm" fo:line-height="100%" fo:text-align="center" fo:text-indent="0cm"/>
    </style:style>
    <style:style style:name="MP2" style:family="paragraph">
      <style:paragraph-properties fo:margin-left="0cm" fo:margin-right="0cm" fo:margin-top="0cm" fo:margin-bottom="0cm" fo:line-height="100%" fo:text-align="center" fo:text-indent="0cm"/>
      <style:text-properties fo:color="#c0c0c0" style:text-outline="false" style:text-line-through-styl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3" draw:style-name="Mgr1" draw:text-style-name="MP2" svg:width="33.257cm" svg:height="4.252cm" draw:transform="skewX (5.26773502173662E-017) rotate (0.963770812951087) translate (-3.000375cm 29.8147083333333cm)"><draw:text-box><text:p text:style-name="MP1"><text:span text:style-name="MT1">Borradorº</text:span></text:p></draw:text-box></draw:frame><text:file-name text:display="name-and-extension">1_Introduccion.odt</text:file-name> v.<text:editing-cycles>51</text:editing-cycles> <text:modification-date style:data-style-name="N103">05/abr/18</text:modification-date><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3$Win32 OpenOffice.org_project/413m1$Build-9783</meta:generator>
    <dc:date>2018-04-05T21:01:16.43</dc:date>
    <meta:editing-duration>PT5H9M13S</meta:editing-duration>
    <meta:editing-cycles>51</meta:editing-cycles>
    <meta:document-statistic meta:table-count="0" meta:image-count="0" meta:object-count="0" meta:page-count="4" meta:paragraph-count="44" meta:word-count="1023" meta:character-count="6522"/>
  </office:meta>
</office:document-meta>
</file>